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e9c1" officeooo:paragraph-rsid="000ee9c1"/>
    </style:style>
    <style:style style:name="P2" style:family="paragraph" style:parent-style-name="Standard">
      <style:text-properties fo:font-weight="bold" officeooo:rsid="000f3a0f" officeooo:paragraph-rsid="000f3a0f" style:font-weight-asian="bold" style:font-weight-complex="bold"/>
    </style:style>
    <style:style style:name="P3" style:family="paragraph" style:parent-style-name="Standard">
      <style:text-properties fo:font-weight="bold" officeooo:rsid="0010dbed" officeooo:paragraph-rsid="0010dbed" style:font-weight-asian="bold" style:font-weight-complex="bold"/>
    </style:style>
    <style:style style:name="P4" style:family="paragraph" style:parent-style-name="Standard">
      <style:text-properties fo:font-weight="bold" officeooo:rsid="0010dbed" officeooo:paragraph-rsid="001230a3" style:font-weight-asian="bold" style:font-weight-complex="bold"/>
    </style:style>
    <style:style style:name="P5" style:family="paragraph" style:parent-style-name="Header">
      <style:text-properties officeooo:rsid="0013a5ce" officeooo:paragraph-rsid="0013a5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f13c5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ee9c1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10dbed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13c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3a0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ee9c1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395b2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0dbed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230a3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2a7ed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395b2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1230a3" style:font-style-asian="normal" style:font-style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 <text:span text:style-name="T1">Ascending </text:span></text:p>
      <text:p text:style-name="P1"><text:span text:style-name="T2"><text:tab/></text:span><text:span text:style-name="T3">selection sort:</text:span><text:span text:style-name="T9"> </text:span><text:span text:style-name="T10">the growth rate was quadratic as should it always be. Selections worst best and <text:tab/>average case are all the same. </text:span></text:p>
      <text:p text:style-name="P1"><text:span text:style-name="T10"><text:tab/></text:span><text:span text:style-name="T4">Insertion sort: </text:span><text:span text:style-name="T10">the growth rate was linear. The numbers I used were smaller than suggested but <text:tab/>still showed linear in the graph of insertion sort.</text:span></text:p>
      <text:p text:style-name="P1"><text:span text:style-name="T10"><text:tab/></text:span><text:span text:style-name="T4">Merge sort: </text:span><text:span text:style-name="T10">the growth rate was N*log(N) for merge as it always is, merge's best case and<text:tab/>worse <text:tab/>case are the same making it reliable if anything else.</text:span></text:p>
      <text:p text:style-name="P1"><text:span text:style-name="T10"><text:tab/></text:span><text:span text:style-name="T4">Bubble sort: </text:span><text:span text:style-name="T10">the growth of bubble sort was very linear. It proved its complexity's function is <text:tab/>O(N). </text:span></text:p>
      <text:p text:style-name="P1"><text:span text:style-name="T10"><text:tab/></text:span><text:span text:style-name="T4">Quick sort: </text:span><text:span text:style-name="T11">the growth was linear as it should have been. The complexity was O(N) for this case <text:tab/>which was quick sort's best case.</text:span></text:p>
      <text:p text:style-name="P1"><text:span text:style-name="T11"/></text:p>
      <text:p text:style-name="P2"><text:span text:style-name="T8">Descending</text:span></text:p>
      <text:p text:style-name="P2"><text:span text:style-name="T8"><text:tab/></text:span><text:span text:style-name="T5">selection sort:</text:span><text:span text:style-name="T12"> </text:span><text:span text:style-name="T10">the growth rate was quadratic as should it always be. Selections worst best and <text:tab/>average case are all the same. </text:span><text:span text:style-name="T9">It was bad.</text:span></text:p>
      <text:p text:style-name="P2"><text:span text:style-name="T10"><text:tab/></text:span><text:span text:style-name="T3">Insertion sort: </text:span><text:span text:style-name="T9"><text:s/>the growth rate was quadratic. It took a very long time... </text:span></text:p>
      <text:p text:style-name="P2"><text:span text:style-name="T9"><text:tab/></text:span><text:span text:style-name="T6">Merge sort: </text:span><text:span text:style-name="T14">the growth rate was still N*log(N) which wasn't too long. This is because as I said <text:tab/>before merge's best and worst case are the same.</text:span></text:p>
      <text:p text:style-name="P2"><text:span text:style-name="T14"><text:tab/></text:span><text:span text:style-name="T6">Bubble sort: </text:span><text:span text:style-name="T14">the growth rate of bubble turned from best to worse quite literally, this is its worse <text:tab/>case so it was quadratic</text:span></text:p>
      <text:p text:style-name="P2"><text:span text:style-name="T14"><text:tab/></text:span><text:span text:style-name="T6">Quick sort: </text:span><text:span text:style-name="T14">the growth of quick sort was </text:span></text:p>
      <text:p text:style-name="P2"><text:span text:style-name="T19"/></text:p>
      <text:p text:style-name="P2"><text:span text:style-name="T19">Random</text:span></text:p>
      <text:p text:style-name="P2"><text:span text:style-name="T19"><text:tab/></text:span><text:span text:style-name="T6">Selection sort:</text:span><text:span text:style-name="T14">the growth rate was quadratic same as always still bad.</text:span></text:p>
      <text:p text:style-name="P2"><text:span text:style-name="T14"><text:tab/></text:span><text:span text:style-name="T6">Insertion sort:</text:span><text:span text:style-name="T14"> the growth rate of insertion was quadratic with a random list.</text:span></text:p>
      <text:p text:style-name="P2"><text:span text:style-name="T14"><text:tab/></text:span><text:span text:style-name="T6">Merge sort: </text:span><text:span text:style-name="T14"><text:s/>the growth rate will always be N*log(N) so thats what it is this time.</text:span></text:p>
      <text:p text:style-name="P2"><text:span text:style-name="T14"><text:tab/></text:span><text:span text:style-name="T6">Bubble</text:span><text:span text:style-name="T14"> </text:span><text:span text:style-name="T7">sort:</text:span><text:span text:style-name="T15">the growth rate of bubble was </text:span></text:p>
      <text:p text:style-name="P2"><text:span text:style-name="T15"><text:tab/></text:span><text:span text:style-name="T7">Quick sort: </text:span><text:span text:style-name="T15">the growth of quick sort was</text:span></text:p>
      <text:p text:style-name="P2"><text:span text:style-name="T15"/></text:p>
      <text:p text:style-name="P2"><text:span text:style-name="T15"/></text:p>
      <text:p text:style-name="P3"><text:span text:style-name="T14">2.</text:span><text:span text:style-name="T19"> Random</text:span></text:p>
      <text:p text:style-name="P3"><text:span text:style-name="T14"><text:tab/>Insertion: </text:span><text:span text:style-name="T16">3.43 *10^10 microseconds</text:span></text:p>
      <text:p text:style-name="P3"><text:span text:style-name="T14"><text:tab/>Selection:</text:span><text:span text:style-name="T16"> 8.57 * 10^11 microseconds</text:span></text:p>
      <text:p text:style-name="P3"><text:span text:style-name="T14"><text:tab/>Merge: </text:span><text:span text:style-name="T16">4.69 *10^8 microseconds</text:span></text:p>
      <text:p text:style-name="P3"><text:span text:style-name="T14"><text:tab/>Bubble: </text:span><text:span text:style-name="T18">3.41*10^12 microseconds</text:span></text:p>
      <text:p text:style-name="P3"><text:span text:style-name="T14"><text:tab/>Quick:</text:span></text:p>
      <text:p text:style-name="P3"><text:span text:style-name="T14"><text:s text:c="2"/></text:span><text:span text:style-name="T20">Ascending</text:span></text:p>
      <text:p text:style-name="P4"><text:span text:style-name="T20"><text:tab/></text:span><text:span text:style-name="T14">Insertion: </text:span><text:span text:style-name="T16">1.56 *10^</text:span><text:span text:style-name="T17">4</text:span><text:span text:style-name="T16"> microseconds</text:span></text:p>
      <text:p text:style-name="P4"><text:span text:style-name="T14"><text:tab/>Selection: </text:span><text:span text:style-name="T16">5.22 *10^10 microseconds</text:span></text:p>
      <text:p text:style-name="P4"><text:span text:style-name="T14"><text:tab/>Merge: </text:span><text:span text:style-name="T16">2.5 *10^5 microseconds</text:span></text:p>
      <text:p text:style-name="P4"><text:span text:style-name="T14"><text:tab/>Bubble: </text:span><text:span text:style-name="T16">9.45*10^4 microseconds</text:span></text:p>
      <text:p text:style-name="P4"><text:span text:style-name="T16"><text:tab/>Quick:</text:span></text:p>
      <text:p text:style-name="P3"><text:span text:style-name="T20"><text:s text:c="2"/>Descending</text:span></text:p>
      <text:p text:style-name="P4"><text:span text:style-name="T20"><text:tab/></text:span><text:span text:style-name="T14">Insertion: </text:span><text:span text:style-name="T16">1.32 *10^1</text:span><text:span text:style-name="T18">0</text:span><text:span text:style-name="T16"> microseconds</text:span></text:p>
      <text:p text:style-name="P4"><text:span text:style-name="T14"><text:tab/>Selection: </text:span><text:span text:style-name="T16">9.12 * 10^1</text:span><text:span text:style-name="T18">0</text:span><text:span text:style-name="T16"> microseconds</text:span></text:p>
      <text:p text:style-name="P4"><text:span text:style-name="T14"><text:tab/>Merge: </text:span><text:span text:style-name="T18">1.10 *10^6 microseconds</text:span></text:p>
      <text:p text:style-name="P4"><text:span text:style-name="T14"><text:tab/>Bubble: </text:span><text:span text:style-name="T18">8.95 *10^11 microseconds</text:span></text:p>
      <text:p text:style-name="P4"><text:soft-page-break/><text:span text:style-name="T16"><text:tab/>Quick:</text:span></text:p>
      <text:p text:style-name="P3"><text:span text:style-name="T14"><text:tab/></text:span></text:p>
      <text:p text:style-name="P1"><text:span text:style-name="T10"><text:tab/></text:span></text:p>
      <text:p text:style-name="P1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0"/></text:p>
      <text:p text:style-name="P1"><text:span text:style-name="T10"/></text:p>
      <text:p text:style-name="P1"><draw:frame draw:style-name="fr1" draw:name="Object2" text:anchor-type="paragraph" svg:width="6.2992in" svg:height="3.5457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0"/></text:p>
      <text:p text:style-name="P1"><text:span text:style-name="T10"/></text:p>
      <text:p text:style-name="P1"><draw:frame draw:style-name="fr1" draw:name="Object3" text:anchor-type="paragraph" svg:width="6.2992in" svg:height="3.5457in" draw:z-index="2"><draw:object xlink:href="./Object 3" xlink:type="simple" xlink:show="embed" xlink:actuate="onLoad"/><draw:image xlink:href="./ObjectReplacements/Object 3" xlink:type="simple" xlink:show="embed" xlink:actuate="onLoad"/></draw:frame><text:soft-page-break/><text:span text:style-name="T10"/></text:p>
      <text:p text:style-name="P1"><text:span text:style-name="T10"/></text:p>
      <text:p text:style-name="P1"><text:span text:style-name="T10">*</text:span><text:span text:style-name="T13">side notes something is clearly wrong with my quick sort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a5ce" officeooo:paragraph-rsid="0013a5c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arren Scipio<text:tab/>Lab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ren Scipio</meta:initial-creator>
    <meta:creation-date>2013-11-11T23:33:14.158109935</meta:creation-date>
    <dc:date>2013-11-12T00:56:23.159149818</dc:date>
    <dc:creator>Warren Scipio</dc:creator>
    <meta:editing-duration>PT37M6S</meta:editing-duration>
    <meta:editing-cycles>4</meta:editing-cycles>
    <meta:generator>LibreOffice/4.1.2.3$Linux_X86_64 LibreOffice_project/410$Build-3</meta:generator>
    <meta:document-statistic meta:table-count="0" meta:image-count="0" meta:object-count="3" meta:page-count="3" meta:paragraph-count="40" meta:word-count="339" meta:character-count="2079" meta:non-whitespace-character-count="17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7.122cm" svg:y="0.315cm" chart:style-name="ch2">
          <text:p>Random</text:p>
        </chart:title>
        <chart:legend chart:legend-position="end" svg:x="12.935cm" svg:y="2.955cm" style:legend-expansion="high" chart:style-name="ch3"/>
        <chart:plot-area chart:style-name="ch4" chart:data-source-has-labels="both" svg:x="0.769cm" svg:y="1.631cm" svg:width="11.528cm" svg:height="6.769cm">
          <chartooo:coordinate-region svg:x="2.872cm" svg:y="1.831cm" svg:width="8.775cm" svg:height="5.922cm"/>
          <chart:axis chart:dimension="x" chart:name="primary-x" chart:style-name="ch5" chartooo:axis-type="auto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8" chart:values-cell-range-address="local-table.$D$2:.$D$9" chart:label-cell-address="local-table.$D$1" chart:class="chart:scatter">
            <chart:data-point chart:repeated="8"/>
          </chart:series>
          <chart:series chart:style-name="ch9" chart:values-cell-range-address="local-table.$E$2:.$E$9" chart:label-cell-address="local-table.$E$1" chart:class="chart:scatter">
            <chart:data-point chart:repeated="8"/>
          </chart:series>
          <chart:series chart:style-name="ch10" chart:values-cell-range-address="local-table.$F$2:.$F$9" chart:label-cell-address="local-table.$F$1" chart:class="chart:scatter">
            <chart:data-point chart:repeated="8"/>
          </chart:series>
          <chart:series chart:style-name="ch11" chart:values-cell-range-address="local-table.$G$2:.$G$9" chart:label-cell-address="local-table.$G$1" chart:class="chart:scatter">
            <chart:data-point chart:repeated="8"/>
          </chart:series>
          <chart:series chart:style-name="ch12" chart:values-cell-range-address="local-table.$H$2:.$H$9" chart:label-cell-address="local-table.$H$1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lection</text:p>
              </table:table-cell>
              <table:table-cell office:value-type="string">
                <text:p>Insertion</text:p>
              </table:table-cell>
              <table:table-cell office:value-type="string">
                <text:p>Merge</text:p>
              </table:table-cell>
              <table:table-cell office:value-type="string">
                <text:p>Bubble</text:p>
              </table:table-cell>
              <table:table-cell office:value-type="string">
                <text:p>Quicksort</text:p>
              </table:table-cell>
              <table:table-cell office:value-type="string">
                <text:p>QuickSort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</table:table-cell>
              <table:table-cell office:value-type="float" office:value="4269647">
                <text:p>4269647</text:p>
              </table:table-cell>
              <table:table-cell office:value-type="float" office:value="1582979">
                <text:p>1582979</text:p>
              </table:table-cell>
              <table:table-cell office:value-type="float" office:value="7668">
                <text:p>7668</text:p>
              </table:table-cell>
              <table:table-cell office:value-type="float" office:value="8227039">
                <text:p>8227039</text:p>
              </table:table-cell>
              <table:table-cell office:value-type="float" office:value="7304">
                <text:p>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00">
                <text:p>125000</text:p>
              </table:table-cell>
              <table:table-cell office:value-type="float" office:value="25645197">
                <text:p>25645197</text:p>
              </table:table-cell>
              <table:table-cell office:value-type="float" office:value="10423574">
                <text:p>10423574</text:p>
              </table:table-cell>
              <table:table-cell office:value-type="float" office:value="20288">
                <text:p>20288</text:p>
              </table:table-cell>
              <table:table-cell office:value-type="float" office:value="53642459">
                <text:p>53642459</text:p>
              </table:table-cell>
              <table:table-cell office:value-type="float" office:value="18951">
                <text:p>18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103461484">
                <text:p>103461484</text:p>
              </table:table-cell>
              <table:table-cell office:value-type="float" office:value="40329693">
                <text:p>40329693</text:p>
              </table:table-cell>
              <table:table-cell office:value-type="float" office:value="41439">
                <text:p>41439</text:p>
              </table:table-cell>
              <table:table-cell office:value-type="float" office:value="221936785">
                <text:p>221936785</text:p>
              </table:table-cell>
              <table:table-cell office:value-type="float" office:value="39531">
                <text:p>39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000">
                <text:p>325000</text:p>
              </table:table-cell>
              <table:table-cell office:value-type="float" office:value="173353939">
                <text:p>173353939</text:p>
              </table:table-cell>
              <table:table-cell office:value-type="float" office:value="67622033">
                <text:p>67622033</text:p>
              </table:table-cell>
              <table:table-cell office:value-type="float" office:value="53989">
                <text:p>53989</text:p>
              </table:table-cell>
              <table:table-cell office:value-type="float" office:value="539122971">
                <text:p>539122971</text:p>
              </table:table-cell>
              <table:table-cell office:value-type="float" office:value="51212">
                <text:p>5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261925707">
                <text:p>261925707</text:p>
              </table:table-cell>
              <table:table-cell office:value-type="float" office:value="117999340">
                <text:p>117999340</text:p>
              </table:table-cell>
              <table:table-cell office:value-type="float" office:value="68028">
                <text:p>68028</text:p>
              </table:table-cell>
              <table:table-cell office:value-type="float" office:value="822843446">
                <text:p>822843446</text:p>
              </table:table-cell>
              <table:table-cell office:value-type="float" office:value="66637">
                <text:p>66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429385856">
                <text:p>429385856</text:p>
              </table:table-cell>
              <table:table-cell office:value-type="float" office:value="169354983">
                <text:p>169354983</text:p>
              </table:table-cell>
              <table:table-cell office:value-type="float" office:value="85659">
                <text:p>85659</text:p>
              </table:table-cell>
              <table:table-cell office:value-type="float" office:value="1221855496">
                <text:p>1221855496</text:p>
              </table:table-cell>
              <table:table-cell office:value-type="float" office:value="80918">
                <text:p>80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581764573">
                <text:p>1581764573</text:p>
              </table:table-cell>
              <table:table-cell office:value-type="float" office:value="1148533783">
                <text:p>1148533783</text:p>
              </table:table-cell>
              <table:table-cell office:value-type="float" office:value="177858">
                <text:p>177858</text:p>
              </table:table-cell>
              <table:table-cell office:value-type="float" office:value="3376457780">
                <text:p>3376457780</text:p>
              </table:table-cell>
              <table:table-cell office:value-type="float" office:value="168270">
                <text:p>168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6cm" xlink:href="." xlink:type="simple" chart:class="chart:scatter" chart:style-name="ch1">
        <chart:title svg:x="6.765cm" svg:y="0.316cm" chart:style-name="ch2">
          <text:p>Descending</text:p>
        </chart:title>
        <chart:legend chart:legend-position="end" svg:x="12.935cm" svg:y="2.959cm" style:legend-expansion="high" chart:style-name="ch3"/>
        <chart:plot-area chart:style-name="ch4" chart:data-source-has-labels="both" svg:x="0.769cm" svg:y="1.635cm" svg:width="11.528cm" svg:height="6.771cm">
          <chartooo:coordinate-region svg:x="2.872cm" svg:y="1.834cm" svg:width="8.775cm" svg:height="5.925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8" chart:values-cell-range-address="local-table.$D$2:.$D$8" chart:label-cell-address="local-table.$D$1" chart:class="chart:scatter">
            <chart:data-point chart:repeated="7"/>
          </chart:series>
          <chart:series chart:style-name="ch9" chart:values-cell-range-address="local-table.$E$2:.$E$8" chart:label-cell-address="local-table.$E$1" chart:class="chart:scatter">
            <chart:data-point chart:repeated="7"/>
          </chart:series>
          <chart:series chart:style-name="ch10" chart:values-cell-range-address="local-table.$F$2:.$F$8" chart:label-cell-address="local-table.$F$1" chart:class="chart:scatter">
            <chart:data-point chart:repeated="7"/>
          </chart:series>
          <chart:series chart:style-name="ch11" chart:values-cell-range-address="local-table.$G$2:.$G$8" chart:label-cell-address="local-table.$G$1" chart:class="chart:scatter">
            <chart:data-point chart:repeated="7"/>
          </chart:series>
          <chart:series chart:style-name="ch12" chart:values-cell-range-address="local-table.$H$2:.$H$8" chart:label-cell-address="local-table.$H$1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lection</text:p>
              </table:table-cell>
              <table:table-cell office:value-type="string">
                <text:p>Insertion</text:p>
              </table:table-cell>
              <table:table-cell office:value-type="string">
                <text:p>Merge</text:p>
              </table:table-cell>
              <table:table-cell office:value-type="string">
                <text:p>Bubble</text:p>
              </table:table-cell>
              <table:table-cell office:value-type="string">
                <text:p>Quicksort</text:p>
              </table:table-cell>
              <table:table-cell office:value-type="string">
                <text:p>QuickSort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</table:table-cell>
              <table:table-cell office:value-type="float" office:value="3368044">
                <text:p>3368044</text:p>
              </table:table-cell>
              <table:table-cell office:value-type="float" office:value="5874683">
                <text:p>5874683</text:p>
              </table:table-cell>
              <table:table-cell office:value-type="float" office:value="4089">
                <text:p>4089</text:p>
              </table:table-cell>
              <table:table-cell office:value-type="float" office:value="7362937">
                <text:p>7362937</text:p>
              </table:table-cell>
              <table:table-cell office:value-type="float" office:value="7617457">
                <text:p>7617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00">
                <text:p>125000</text:p>
              </table:table-cell>
              <table:table-cell office:value-type="float" office:value="17864700">
                <text:p>17864700</text:p>
              </table:table-cell>
              <table:table-cell office:value-type="float" office:value="23881294">
                <text:p>23881294</text:p>
              </table:table-cell>
              <table:table-cell office:value-type="float" office:value="10776">
                <text:p>10776</text:p>
              </table:table-cell>
              <table:table-cell office:value-type="float" office:value="45984736">
                <text:p>45984736</text:p>
              </table:table-cell>
              <table:table-cell office:value-type="float" office:value="46295924">
                <text:p>46295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76567353">
                <text:p>76567353</text:p>
              </table:table-cell>
              <table:table-cell office:value-type="float" office:value="90876765">
                <text:p>90876765</text:p>
              </table:table-cell>
              <table:table-cell office:value-type="float" office:value="22384">
                <text:p>22384</text:p>
              </table:table-cell>
              <table:table-cell office:value-type="float" office:value="184141996">
                <text:p>18414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000">
                <text:p>325000</text:p>
              </table:table-cell>
              <table:table-cell office:value-type="float" office:value="151691743">
                <text:p>151691743</text:p>
              </table:table-cell>
              <table:table-cell office:value-type="float" office:value="210129782">
                <text:p>210129782</text:p>
              </table:table-cell>
              <table:table-cell office:value-type="float" office:value="29814">
                <text:p>29814</text:p>
              </table:table-cell>
              <table:table-cell office:value-type="float" office:value="316914242">
                <text:p>31691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265881342">
                <text:p>265881342</text:p>
              </table:table-cell>
              <table:table-cell office:value-type="float" office:value="236923743">
                <text:p>236923743</text:p>
              </table:table-cell>
              <table:table-cell office:value-type="float" office:value="36898">
                <text:p>36898</text:p>
              </table:table-cell>
              <table:table-cell office:value-type="float" office:value="697730435">
                <text:p>6977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457990965">
                <text:p>457990965</text:p>
              </table:table-cell>
              <table:table-cell office:value-type="float" office:value="373117433">
                <text:p>373117433</text:p>
              </table:table-cell>
              <table:table-cell office:value-type="float" office:value="46183">
                <text:p>46183</text:p>
              </table:table-cell>
              <table:table-cell office:value-type="float" office:value="1165746097">
                <text:p>116574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598327415">
                <text:p>1598327415</text:p>
              </table:table-cell>
              <table:table-cell office:value-type="float" office:value="1511888211">
                <text:p>1511888211</text:p>
              </table:table-cell>
              <table:table-cell office:value-type="float" office:value="95888">
                <text:p>95888</text:p>
              </table:table-cell>
              <table:table-cell office:value-type="float" office:value="3072458495">
                <text:p>3072458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6cm" xlink:href="." xlink:type="simple" chart:class="chart:scatter" chart:style-name="ch1">
        <chart:title svg:x="6.897cm" svg:y="0.316cm" chart:style-name="ch2">
          <text:p>Ascending</text:p>
        </chart:title>
        <chart:legend chart:legend-position="end" svg:x="12.935cm" svg:y="2.959cm" style:legend-expansion="high" chart:style-name="ch3"/>
        <chart:plot-area chart:style-name="ch4" chart:data-source-has-labels="both" svg:x="0.769cm" svg:y="1.635cm" svg:width="11.528cm" svg:height="6.771cm">
          <chartooo:coordinate-region svg:x="2.872cm" svg:y="1.834cm" svg:width="8.775cm" svg:height="5.925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8" chart:values-cell-range-address="local-table.$D$2:.$D$8" chart:label-cell-address="local-table.$D$1" chart:class="chart:scatter">
            <chart:data-point chart:repeated="7"/>
          </chart:series>
          <chart:series chart:style-name="ch9" chart:values-cell-range-address="local-table.$E$2:.$E$8" chart:label-cell-address="local-table.$E$1" chart:class="chart:scatter">
            <chart:data-point chart:repeated="7"/>
          </chart:series>
          <chart:series chart:style-name="ch10" chart:values-cell-range-address="local-table.$F$2:.$F$8" chart:label-cell-address="local-table.$F$1" chart:class="chart:scatter">
            <chart:data-point chart:repeated="7"/>
          </chart:series>
          <chart:series chart:style-name="ch11" chart:values-cell-range-address="local-table.$G$2:.$G$8" chart:label-cell-address="local-table.$G$1" chart:class="chart:scatter">
            <chart:data-point chart:repeated="7"/>
          </chart:series>
          <chart:series chart:style-name="ch12" chart:values-cell-range-address="local-table.$H$2:.$H$8" chart:label-cell-address="local-table.$H$1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lection</text:p>
              </table:table-cell>
              <table:table-cell office:value-type="string">
                <text:p>Insertion</text:p>
              </table:table-cell>
              <table:table-cell office:value-type="string">
                <text:p>Merge</text:p>
              </table:table-cell>
              <table:table-cell office:value-type="string">
                <text:p>Bubble</text:p>
              </table:table-cell>
              <table:table-cell office:value-type="string">
                <text:p>Quicksort</text:p>
              </table:table-cell>
              <table:table-cell office:value-type="string">
                <text:p>QuickSort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</table:table-cell>
              <table:table-cell office:value-type="float" office:value="2473335">
                <text:p>2473335</text:p>
              </table:table-cell>
              <table:table-cell office:value-type="float" office:value="164">
                <text:p>164</text:p>
              </table:table-cell>
              <table:table-cell office:value-type="float" office:value="4066">
                <text:p>4066</text:p>
              </table:table-cell>
              <table:table-cell office:value-type="float" office:value="138">
                <text:p>138</text:p>
              </table:table-cell>
              <table:table-cell office:value-type="float" office:value="3463284">
                <text:p>3463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00">
                <text:p>125000</text:p>
              </table:table-cell>
              <table:table-cell office:value-type="float" office:value="15426881">
                <text:p>15426881</text:p>
              </table:table-cell>
              <table:table-cell office:value-type="float" office:value="453">
                <text:p>453</text:p>
              </table:table-cell>
              <table:table-cell office:value-type="float" office:value="10767">
                <text:p>10767</text:p>
              </table:table-cell>
              <table:table-cell office:value-type="float" office:value="281">
                <text:p>281</text:p>
              </table:table-cell>
              <table:table-cell office:value-type="float" office:value="21937973">
                <text:p>21937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61694654">
                <text:p>61694654</text:p>
              </table:table-cell>
              <table:table-cell office:value-type="float" office:value="886">
                <text:p>886</text:p>
              </table:table-cell>
              <table:table-cell office:value-type="float" office:value="22248">
                <text:p>22248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000">
                <text:p>325000</text:p>
              </table:table-cell>
              <table:table-cell office:value-type="float" office:value="104518315">
                <text:p>104518315</text:p>
              </table:table-cell>
              <table:table-cell office:value-type="float" office:value="1463">
                <text:p>1463</text:p>
              </table:table-cell>
              <table:table-cell office:value-type="float" office:value="29607">
                <text:p>29607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58805832">
                <text:p>158805832</text:p>
              </table:table-cell>
              <table:table-cell office:value-type="float" office:value="1412">
                <text:p>1412</text:p>
              </table:table-cell>
              <table:table-cell office:value-type="float" office:value="36723">
                <text:p>36723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248028306">
                <text:p>248028306</text:p>
              </table:table-cell>
              <table:table-cell office:value-type="float" office:value="1721">
                <text:p>1721</text:p>
              </table:table-cell>
              <table:table-cell office:value-type="float" office:value="46234">
                <text:p>46234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991686410">
                <text:p>991686410</text:p>
              </table:table-cell>
              <table:table-cell office:value-type="float" office:value="3333">
                <text:p>3333</text:p>
              </table:table-cell>
              <table:table-cell office:value-type="float" office:value="96189">
                <text:p>96189</text:p>
              </table:table-cell>
              <table:table-cell office:value-type="float" office:value="4282">
                <text:p>4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